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56E0B9B9B04DCC01C5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Noto Sans" officeooo:rsid="0008047f" officeooo:paragraph-rsid="0008047f"/>
    </style:style>
    <style:style style:name="P4" style:family="paragraph" style:parent-style-name="Text_20_body">
      <style:text-properties officeooo:paragraph-rsid="0008047f"/>
    </style:style>
    <style:style style:name="P5" style:family="paragraph" style:parent-style-name="Standard">
      <style:text-properties officeooo:paragraph-rsid="0008047f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8047f" officeooo:paragraph-rsid="0008047f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rsid="0008047f" officeooo:paragraph-rsid="0008047f"/>
    </style:style>
    <style:style style:name="P10" style:family="paragraph" style:parent-style-name="Heading_20_2">
      <style:paragraph-properties fo:break-before="page"/>
      <style:text-properties officeooo:rsid="0008047f" officeooo:paragraph-rsid="0008047f"/>
    </style:style>
    <style:style style:name="P11" style:family="paragraph" style:parent-style-name="Heading_20_2">
      <style:paragraph-properties fo:break-before="page"/>
    </style:style>
    <style:style style:name="T1" style:family="text">
      <style:text-properties officeooo:rsid="000b3e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itle">Wanduhr mit elektrischem Uhrwerk <text:span text:style-name="T1">und Pendel</text:span></text:p>
      <text:p text:style-name="P5"><draw:frame draw:style-name="fr1" draw:name="Image1" text:anchor-type="char" svg:width="4.0701in" svg:height="8in" draw:z-index="0"><draw:image xlink:href="Pictures/10000000000002C30000056E0B9B9B04DCC01C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6:14:54.082798265</meta:creation-date>
    <dc:date>2023-02-12T17:04:27.364381509</dc:date>
    <meta:editing-duration>PT12M6S</meta:editing-duration>
    <meta:editing-cycles>5</meta:editing-cycles>
    <meta:generator>LibreOffice/7.4.2.3$Linux_X86_64 LibreOffice_project/382eef1f22670f7f4118c8c2dd222ec7ad009daf</meta:generator>
    <meta:document-statistic meta:table-count="0" meta:image-count="1" meta:object-count="0" meta:page-count="1" meta:paragraph-count="1" meta:word-count="6" meta:character-count="43" meta:non-whitespace-character-count="38"/>
  </office:meta>
</office:document-meta>
</file>